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in" table:align="margins"/>
    </style:style>
    <style:style style:name="Table1.A" style:family="table-column">
      <style:table-column-properties style:column-width="8in" style:rel-column-width="65535*"/>
    </style:style>
    <style:style style:name="Table1.A1" style:family="table-cell">
      <style:table-cell-properties fo:padding="0.0382in" fo:border="0.5pt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4384fb"/>
    </style:style>
    <style:style style:name="P3" style:family="paragraph" style:parent-style-name="Horizontal_20_Line">
      <style:text-properties officeooo:paragraph-rsid="004384fb"/>
    </style:style>
    <style:style style:name="P4" style:family="paragraph" style:parent-style-name="Standard">
      <style:text-properties officeooo:rsid="004da551" officeooo:paragraph-rsid="004da551"/>
    </style:style>
    <style:style style:name="P5" style:family="paragraph" style:parent-style-name="Standard">
      <style:text-properties officeooo:rsid="004efcf3" officeooo:paragraph-rsid="004efcf3"/>
    </style:style>
    <style:style style:name="P6" style:family="paragraph" style:parent-style-name="Text_20_body">
      <style:text-properties fo:font-weight="normal" officeooo:rsid="004bcd56" officeooo:paragraph-rsid="004bcd56" style:font-weight-asian="normal" style:font-weight-complex="normal"/>
    </style:style>
    <style:style style:name="P7" style:family="paragraph" style:parent-style-name="Text_20_body">
      <style:text-properties fo:font-weight="normal" officeooo:rsid="004bcd56" officeooo:paragraph-rsid="004d654e" style:font-weight-asian="normal" style:font-weight-complex="normal"/>
    </style:style>
    <style:style style:name="P8" style:family="paragraph" style:parent-style-name="Text_20_body">
      <style:text-properties fo:font-weight="normal" officeooo:rsid="0057d3cc" officeooo:paragraph-rsid="0057d3cc" style:font-weight-asian="normal" style:font-weight-complex="normal"/>
    </style:style>
    <style:style style:name="P9" style:family="paragraph" style:parent-style-name="Text_20_body">
      <style:text-properties fo:font-weight="normal" officeooo:rsid="0057d3cc" officeooo:paragraph-rsid="005cb510" style:font-weight-asian="normal" style:font-weight-complex="normal"/>
    </style:style>
    <style:style style:name="P10" style:family="paragraph" style:parent-style-name="Text_20_body">
      <style:text-properties fo:font-weight="normal" officeooo:rsid="005cb510" officeooo:paragraph-rsid="005cb510" style:font-weight-asian="normal" style:font-weight-complex="normal"/>
    </style:style>
    <style:style style:name="P11" style:family="paragraph" style:parent-style-name="Text_20_body">
      <style:text-properties fo:font-weight="normal" officeooo:rsid="005e72fc" officeooo:paragraph-rsid="005e72fc" style:font-weight-asian="normal" style:font-weight-complex="normal"/>
    </style:style>
    <style:style style:name="P12" style:family="paragraph" style:parent-style-name="Text_20_body">
      <style:text-properties fo:font-weight="normal" officeooo:rsid="00634940" officeooo:paragraph-rsid="00634940" style:font-weight-asian="normal" style:font-weight-complex="normal"/>
    </style:style>
    <style:style style:name="P13" style:family="paragraph" style:parent-style-name="Text_20_body" style:master-page-name="">
      <loext:graphic-properties draw:fill="none"/>
      <style:paragraph-properties fo:margin-left="1.4366in" fo:margin-right="0in" fo:margin-top="0in" fo:margin-bottom="0.0972in" style:contextual-spacing="false" fo:line-height="115%" fo:text-indent="-1.4366in" style:auto-text-indent="false" style:page-number="auto" fo:background-color="transparent"/>
      <style:text-properties fo:font-weight="normal" officeooo:rsid="0064ebd6" officeooo:paragraph-rsid="0064ebd6" style:font-weight-asian="normal" style:font-weight-complex="normal"/>
    </style:style>
    <style:style style:name="P14"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5f65" officeooo:paragraph-rsid="00665f65" style:font-weight-asian="normal" style:font-weight-complex="normal"/>
    </style:style>
    <style:style style:name="P15" style:family="paragraph" style:parent-style-name="Text_20_body">
      <style:paragraph-properties fo:margin-top="0in" fo:margin-bottom="0in" style:contextual-spacing="false"/>
      <style:text-properties fo:font-weight="normal" officeooo:rsid="00667a09" officeooo:paragraph-rsid="00667a09" style:font-weight-asian="normal" style:font-weight-complex="normal"/>
    </style:style>
    <style:style style:name="P16" style:family="paragraph" style:parent-style-name="Text_20_body" style:master-page-name="">
      <loext:graphic-properties draw:fill="none"/>
      <style:paragraph-properties fo:margin-left="1.0618in" fo:margin-right="0in" fo:margin-top="0in" fo:margin-bottom="0.0972in" style:contextual-spacing="false" fo:line-height="115%" fo:text-indent="-1.0618in" style:auto-text-indent="false" style:page-number="auto" fo:background-color="transparent"/>
      <style:text-properties fo:font-weight="normal" officeooo:rsid="00667a09" officeooo:paragraph-rsid="00665f65" style:font-weight-asian="normal" style:font-weight-complex="normal"/>
    </style:style>
    <style:style style:name="P17"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65f65" style:font-weight-asian="normal" style:font-weight-complex="normal"/>
    </style:style>
    <style:style style:name="P18"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7a09" officeooo:paragraph-rsid="00667a09" style:font-weight-asian="normal" style:font-weight-complex="normal"/>
    </style:style>
    <style:style style:name="P19"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f086b" style:font-weight-asian="normal" style:font-weight-complex="normal"/>
    </style:style>
    <style:style style:name="P20" style:family="paragraph" style:parent-style-name="Text_20_body">
      <style:paragraph-properties fo:margin-top="0in" fo:margin-bottom="0in" style:contextual-spacing="false"/>
      <style:text-properties fo:font-weight="normal" officeooo:rsid="0067c4b2" officeooo:paragraph-rsid="0067c4b2" style:font-weight-asian="normal" style:font-weight-complex="normal"/>
    </style:style>
    <style:style style:name="P21"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officeooo:rsid="003bc6c0" officeooo:paragraph-rsid="003bc6c0"/>
    </style:style>
    <style:style style:name="P22" style:family="paragraph" style:parent-style-name="Text_20_body">
      <style:text-properties officeooo:rsid="003d5cc1" officeooo:paragraph-rsid="004a07e1"/>
    </style:style>
    <style:style style:name="P23" style:family="paragraph" style:parent-style-name="Text_20_body">
      <style:text-properties officeooo:rsid="00410854" officeooo:paragraph-rsid="00410854"/>
    </style:style>
    <style:style style:name="P24" style:family="paragraph" style:parent-style-name="Text_20_body">
      <style:text-properties officeooo:rsid="00410854" officeooo:paragraph-rsid="00607078"/>
    </style:style>
    <style:style style:name="P25" style:family="paragraph" style:parent-style-name="Text_20_body">
      <style:text-properties officeooo:rsid="0042c4c5" officeooo:paragraph-rsid="0042c4c5"/>
    </style:style>
    <style:style style:name="P26"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officeooo:rsid="004384fb" officeooo:paragraph-rsid="004384fb"/>
    </style:style>
    <style:style style:name="P27"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fo:color="#c9211e" loext:opacity="100%" officeooo:rsid="003bc6c0" officeooo:paragraph-rsid="004384fb"/>
    </style:style>
    <style:style style:name="P28" style:family="paragraph" style:parent-style-name="Text_20_body">
      <style:paragraph-properties fo:margin-left="0in" fo:margin-right="0in" fo:text-indent="0in" style:auto-text-indent="false">
        <style:tab-stops>
          <style:tab-stop style:position="0.5in"/>
        </style:tab-stops>
      </style:paragraph-properties>
      <style:text-properties fo:color="#c9211e" loext:opacity="100%" officeooo:rsid="003bc6c0" officeooo:paragraph-rsid="004384fb"/>
    </style:style>
    <style:style style:name="P29" style:family="paragraph" style:parent-style-name="Text_20_body">
      <style:text-properties fo:font-weight="bold" officeooo:rsid="003d5cc1" officeooo:paragraph-rsid="004a07e1" style:font-weight-asian="bold" style:font-weight-complex="bold"/>
    </style:style>
    <style:style style:name="P30" style:family="paragraph" style:parent-style-name="Text_20_body">
      <style:text-properties fo:font-weight="bold" officeooo:rsid="003d5cc1" officeooo:paragraph-rsid="0057d3cc" style:font-weight-asian="bold" style:font-weight-complex="bold"/>
    </style:style>
    <style:style style:name="P31" style:family="paragraph" style:parent-style-name="Text_20_body">
      <style:text-properties officeooo:rsid="0052b658" officeooo:paragraph-rsid="0052b658"/>
    </style:style>
    <style:style style:name="P32" style:family="paragraph" style:parent-style-name="Text_20_body">
      <style:text-properties fo:font-style="italic" fo:font-weight="normal" officeooo:rsid="0053c9a5" officeooo:paragraph-rsid="0053c9a5" style:font-style-asian="italic" style:font-weight-asian="normal" style:font-style-complex="italic" style:font-weight-complex="normal"/>
    </style:style>
    <style:style style:name="P33" style:family="paragraph" style:parent-style-name="Text_20_body">
      <style:text-properties fo:font-style="normal" fo:font-weight="normal" officeooo:rsid="0057d3cc" officeooo:paragraph-rsid="0057d3cc" style:font-style-asian="normal" style:font-weight-asian="normal" style:font-style-complex="normal" style:font-weight-complex="normal"/>
    </style:style>
    <style:style style:name="P34"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35" style:family="paragraph" style:parent-style-name="Text_20_body">
      <style:paragraph-properties fo:margin-top="0in" fo:margin-bottom="0in" style:contextual-spacing="false"/>
      <style:text-properties style:font-name="Liberation Mono" fo:font-size="9pt" fo:font-weight="normal" officeooo:rsid="006980ef" officeooo:paragraph-rsid="006980ef" style:font-size-asian="9pt" style:font-weight-asian="normal" style:font-size-complex="9pt" style:font-weight-complex="normal"/>
    </style:style>
    <style:style style:name="P36" style:family="paragraph" style:parent-style-name="Text_20_body">
      <style:paragraph-properties fo:margin-top="0in" fo:margin-bottom="0in" style:contextual-spacing="false"/>
      <style:text-properties style:font-name="Liberation Mono" fo:font-size="9pt" fo:font-weight="normal" officeooo:rsid="006afaf1" officeooo:paragraph-rsid="006afaf1" style:font-size-asian="9pt" style:font-weight-asian="normal" style:font-size-complex="9pt" style:font-weight-complex="normal"/>
    </style:style>
    <style:style style:name="P37" style:family="paragraph" style:parent-style-name="Text_20_body">
      <style:paragraph-properties fo:margin-top="0in" fo:margin-bottom="0in" style:contextual-spacing="false"/>
      <style:text-properties style:font-name="Liberation Mono" fo:font-size="9pt" fo:font-weight="normal" officeooo:rsid="006afaf1" officeooo:paragraph-rsid="006ccde1" style:font-size-asian="9pt" style:font-weight-asian="normal" style:font-size-complex="9pt" style:font-weight-complex="normal"/>
    </style:style>
    <style:style style:name="P38" style:family="paragraph" style:parent-style-name="Text_20_body">
      <style:paragraph-properties fo:margin-top="0in" fo:margin-bottom="0in" style:contextual-spacing="false"/>
      <style:text-properties style:font-name="Liberation Mono" fo:font-size="9pt" officeooo:paragraph-rsid="0059721a" style:font-size-asian="9pt" style:font-size-complex="9pt"/>
    </style:style>
    <style:style style:name="P39" style:family="paragraph" style:parent-style-name="Text_20_body">
      <style:text-properties fo:color="#50200c" loext:opacity="100%"/>
    </style:style>
    <style:style style:name="P40" style:family="paragraph" style:parent-style-name="Text_20_body">
      <style:paragraph-properties fo:margin-left="1.4366in" fo:margin-right="0in" fo:text-indent="-1.4366in" style:auto-text-indent="false"/>
      <style:text-properties officeooo:paragraph-rsid="00665f65"/>
    </style:style>
    <style:style style:name="T1" style:family="text">
      <style:text-properties fo:font-weight="bold" style:font-weight-asian="bold" style:font-weight-complex="bold"/>
    </style:style>
    <style:style style:name="T2" style:family="text">
      <style:text-properties fo:font-weight="bold" officeooo:rsid="004d654e" style:font-weight-asian="bold" style:font-weight-complex="bold"/>
    </style:style>
    <style:style style:name="T3" style:family="text">
      <style:text-properties officeooo:rsid="003d5cc1"/>
    </style:style>
    <style:style style:name="T4" style:family="text">
      <style:text-properties officeooo:rsid="003fa8ea"/>
    </style:style>
    <style:style style:name="T5" style:family="text">
      <style:text-properties officeooo:rsid="0042c4c5"/>
    </style:style>
    <style:style style:name="T6" style:family="text">
      <style:text-properties officeooo:rsid="0044e96f"/>
    </style:style>
    <style:style style:name="T7" style:family="text">
      <style:text-properties officeooo:rsid="0046c571"/>
    </style:style>
    <style:style style:name="T8" style:family="text">
      <style:text-properties officeooo:rsid="0048bd50"/>
    </style:style>
    <style:style style:name="T9" style:family="text">
      <style:text-properties officeooo:rsid="004a07e1"/>
    </style:style>
    <style:style style:name="T10" style:family="text">
      <style:text-properties officeooo:rsid="004bcd56"/>
    </style:style>
    <style:style style:name="T11" style:family="text">
      <style:text-properties fo:font-weight="normal" officeooo:rsid="0057d3cc" style:font-weight-asian="normal" style:font-weight-complex="normal"/>
    </style:style>
    <style:style style:name="T12" style:family="text">
      <style:text-properties fo:font-weight="normal" officeooo:rsid="005b0e60" style:font-weight-asian="normal" style:font-weight-complex="normal"/>
    </style:style>
    <style:style style:name="T13" style:family="text">
      <style:text-properties fo:font-weight="normal" officeooo:rsid="00665f65" style:font-weight-asian="normal" style:font-weight-complex="normal"/>
    </style:style>
    <style:style style:name="T14" style:family="text">
      <style:text-properties fo:font-weight="normal" officeooo:rsid="00667a09" style:font-weight-asian="normal" style:font-weight-complex="normal"/>
    </style:style>
    <style:style style:name="T15" style:family="text">
      <style:text-properties fo:color="#666666" loext:opacity="100%" fo:font-size="10pt" officeooo:rsid="005cb510" style:font-size-asian="10pt" style:font-size-complex="10pt"/>
    </style:style>
    <style:style style:name="T16" style:family="text">
      <style:text-properties officeooo:rsid="004d654e"/>
    </style:style>
    <style:style style:name="T17" style:family="text">
      <style:text-properties officeooo:rsid="0051349d"/>
    </style:style>
    <style:style style:name="T18" style:family="text">
      <style:text-properties officeooo:rsid="0052b658"/>
    </style:style>
    <style:style style:name="T19" style:family="text">
      <style:text-properties fo:font-style="italic" style:font-style-asian="italic" style:font-style-complex="italic"/>
    </style:style>
    <style:style style:name="T20" style:family="text">
      <style:text-properties fo:font-style="italic" officeooo:rsid="0061d39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6ccde1" style:font-style-asian="italic" style:font-weight-asian="bold" style:font-style-complex="italic" style:font-weight-complex="bold"/>
    </style:style>
    <style:style style:name="T23" style:family="text">
      <style:text-properties fo:font-style="italic" fo:font-weight="bold" officeooo:rsid="006dcdfc" style:font-style-asian="italic" style:font-weight-asian="bold" style:font-style-complex="italic" style:font-weight-complex="bold"/>
    </style:style>
    <style:style style:name="T24" style:family="text">
      <style:text-properties officeooo:rsid="0057d3cc"/>
    </style:style>
    <style:style style:name="T25" style:family="text">
      <style:text-properties officeooo:rsid="005b0e60"/>
    </style:style>
    <style:style style:name="T26" style:family="text">
      <style:text-properties officeooo:rsid="005cb510"/>
    </style:style>
    <style:style style:name="T27" style:family="text">
      <style:text-properties officeooo:rsid="005e09ca"/>
    </style:style>
    <style:style style:name="T28" style:family="text">
      <style:text-properties officeooo:rsid="005e72fc"/>
    </style:style>
    <style:style style:name="T29" style:family="text">
      <style:text-properties officeooo:rsid="005fa1be"/>
    </style:style>
    <style:style style:name="T30" style:family="text">
      <style:text-properties officeooo:rsid="00607078"/>
    </style:style>
    <style:style style:name="T31" style:family="text">
      <style:text-properties officeooo:rsid="0060fad0"/>
    </style:style>
    <style:style style:name="T32" style:family="text">
      <style:text-properties officeooo:rsid="0061d39c"/>
    </style:style>
    <style:style style:name="T33" style:family="text">
      <style:text-properties style:font-name="Liberation Mono" fo:font-size="9pt" style:font-size-asian="9pt" style:font-size-complex="9pt"/>
    </style:style>
    <style:style style:name="T34" style:family="text">
      <style:text-properties style:font-name="Liberation Mono" fo:font-size="9pt" officeooo:rsid="006980ef" style:font-size-asian="9pt" style:font-size-complex="9pt"/>
    </style:style>
    <style:style style:name="T35" style:family="text">
      <style:text-properties style:font-name="Liberation Mono" fo:font-size="9pt" officeooo:rsid="006dcdfc" style:font-size-asian="9pt" style:font-size-complex="9pt"/>
    </style:style>
    <style:style style:name="T36" style:family="text">
      <style:text-properties officeooo:rsid="00667a09"/>
    </style:style>
    <style:style style:name="T37" style:family="text">
      <style:text-properties officeooo:rsid="006afaf1"/>
    </style:style>
    <style:style style:name="T38" style:family="text">
      <style:text-properties officeooo:rsid="006f086b"/>
    </style:style>
    <style:style style:name="T39" style:family="text">
      <style:text-properties officeooo:rsid="00711288"/>
    </style:style>
    <style:style style:name="T40" style:family="text">
      <style:text-properties officeooo:rsid="0071749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Note that removing or renaming a plugin will cause any document that was using it to remove that node from itself the first time it is loaded.</text:p>
      <text:p text:style-name="P28">Note that if you upgrade a plugin then it would be wise to export/import a version number so the plugin can handle its own upgrading</text:p>
      <text:p text:style-name="P28"/>
      <text:p text:style-name="P28">talk about the DCH_BASE and how to connect to it</text:p>
      <text:p text:style-name="P28">talk about PNAME/dch_PNAME.js and .css work and load</text:p>
      <text:p text:style-name="P3"/>
      <text:h text:style-name="P2" text:outline-level="1">How to create your own plugins</text:h>
      <text:p text:style-name="P21">This document aims to walk through the process of creating a plugin, and will use <text:span text:style-name="T30">a simple painting</text:span> plugin as our example.</text:p>
      <text:h text:style-name="P1" text:outline-level="1">About Plugins and how they’re managed</text:h>
      <text:p text:style-name="P4">Plugins, when instanced, exist as shadow <text:span text:style-name="T30">DOM</text:span>s inside a &lt;div&gt; container and are isolated in this way from the rest of the system. <text:s text:c="2"/>You have free reign to do as you please within this &lt;div&gt; but are otherwise largely sandboxed from everything else. <text:s/>The size, shape, anchoring and depth of your plugin is controlled at a higher level to maintain compatibility across the board.</text:p>
      <text:p text:style-name="P4"/>
      <text:p text:style-name="P4">The only key combinations you can’t <text:span text:style-name="T18">listen for </text:span>are ALT+SHIFT as that combo is reserved for the system as is described in the usage documentation.</text:p>
      <text:p text:style-name="P4"/>
      <text:p text:style-name="P5">Plugins are created as extensions of a base class named FG.DCH_BASE, <text:span text:style-name="T17">which manages the interface between your plugin and the rest of the system.</text:span></text:p>
      <text:p text:style-name="Horizontal_20_Line"/>
      <text:h text:style-name="P1" text:outline-level="1">Getting started -- <text:span text:style-name="T4">Creating the plugin directory and .js file</text:span></text:h>
      <text:h text:style-name="Heading_20_3" text:outline-level="3">Step 1, <text:s/>C<text:span text:style-name="T3">ome up with an abbreviation that suits your plugin.</text:span></text:h>
      <text:p text:style-name="P31">Behind the scenes, your plugin will exist under a subdirectory, and that subdirectory’s name is very important!</text:p>
      <text:p text:style-name="P26"><text:span text:style-name="T5">Try to keep it short, </text:span><text:span text:style-name="T9">but at least 3 letters long, </text:span><text:span text:style-name="T5">and choose something</text:span><text:span text:style-name="T3"> that won’t interfere with other plugins. <text:s/></text:span><text:span text:style-name="T9">The name must be</text:span><text:span text:style-name="T3"> </text:span><text:span text:style-name="T7">uppercase-</text:span><text:span text:style-name="T8">only</text:span><text:span text:style-name="T7"> </text:span><text:span text:style-name="T3">letters, numbers, </text:span><text:span text:style-name="T5">and underscores</text:span><text:span text:style-name="T3">. <text:s/></text:span><text:span text:style-name="T9">It can’t</text:span><text:span text:style-name="T8"> begin with an underscore, but any other combination is allowed.</text:span></text:p>
      <text:p text:style-name="P25">So names like “XYZ”, “ZY_1A_” “1AZ2” are all valid, <text:span text:style-name="T8">but “XyZ”, “_ZY” are not.</text:span></text:p>
      <text:p text:style-name="P24">We’ll <text:span text:style-name="T10">create an example</text:span> plugin as <text:span text:style-name="T10">we walk through this process</text:span>, <text:span text:style-name="T10">and call it “XAMPL”, </text:span><text:span text:style-name="T30">and you can use this name yourself for the purposes of learning, (it is in the .gitignore so it will never get pushed to any repo!)</text:span></text:p>
      <text:p text:style-name="P39"><text:soft-page-break/><text:span text:style-name="T31">B</text:span>ut when it comes time <text:span text:style-name="T31">to make your own </text:span>plugin, remember to change every reference to “XAMPL” to your plugin name.</text:p>
      <text:p text:style-name="P23"/>
      <text:h text:style-name="Heading_20_3" text:outline-level="3"><text:span text:style-name="T6">Step 2, </text:span>Create <text:span text:style-name="T31">the</text:span><text:span text:style-name="T6"> plugin’s</text:span> subdirectory <text:span text:style-name="T10">and its </text:span><text:span text:style-name="T24">primary </text:span><text:span text:style-name="T10">.js file</text:span></text:h>
      <text:p text:style-name="P22"><text:span text:style-name="T16">1) </text:span><text:span text:style-name="T9">Create a subdirectory under the project root as follows:</text:span></text:p>
      <text:p text:style-name="P29"><text:span text:style-name="T9"><text:tab/>&lt;root&gt;</text:span>/html/modules/DocComponentHandlers/<text:span text:style-name="T10">XAMPL</text:span></text:p>
      <text:p text:style-name="P6">Now absolutely everything about this plugin will go in this new directory.</text:p>
      <text:p text:style-name="P7"><text:span text:style-name="T16">2) </text:span>Now create the most important file, which is the javascript source for this plugin, and whos name must match the plugin directory as “<text:span text:style-name="T1">dch_</text:span><text:span text:style-name="T2">XAMPL</text:span><text:span text:style-name="T1">.js</text:span>”</text:p>
      <text:p text:style-name="P32">Also note that the “dch_” and “.js” parts are lowercase. <text:s/>This is critical for cross-OS compatibility</text:p>
      <text:p text:style-name="P33">All other files you put in this subdirectory are for your plugin to use as you see fit.</text:p>
      <text:p text:style-name="P33">So at this point, you should have an empty file as follows:</text:p>
      <text:p text:style-name="P30"><text:span text:style-name="T9"><text:tab/>&lt;root&gt;</text:span>/html/modules/DocComponentHandlers/<text:span text:style-name="T10">XAMPL /</text:span><text:span text:style-name="T24">dch_XAMPL.js</text:span></text:p>
      <text:h text:style-name="Heading_20_3" text:outline-level="3">Now <text:span text:style-name="T29">lets make a plugin</text:span>!</text:h>
      <text:p text:style-name="P8">Open this file in an editor and let’s begin!</text:p>
      <text:p text:style-name="P8">Put the following in your .js file:</text:p>
      <table:table table:name="Table1" table:style-name="Table1">
        <table:table-column table:style-name="Table1.A"/>
        <table:table-row>
          <table:table-cell table:style-name="Table1.A1" office:value-type="string">
            <text:p text:style-name="P34">class My_Example<text:span text:style-name="T25"> </text:span>extends FG.DCH_BASE {</text:p>
            <text:p text:style-name="P34"><text:s text:c="4"/>static pluginName <text:s/>= "<text:span text:style-name="T27">E</text:span><text:span text:style-name="T25">xample </text:span><text:span text:style-name="T40">P</text:span><text:span text:style-name="T25">lugin</text:span>";</text:p>
            <text:p text:style-name="P34"><text:s text:c="4"/>static menuTooltip = "<text:span text:style-name="T25">A ready to go plugin at its most basic level</text:span>";</text:p>
            <text:p text:style-name="P34"><text:s text:c="4"/>async construct() {</text:p>
            <text:p text:style-name="P34"><text:s text:c="8"/>this.host.style.border="1px dashed green";</text:p>
            <text:p text:style-name="P34"><text:s text:c="4"/>}</text:p>
            <text:p text:style-name="P34"><text:s text:c="4"/>// async importData(data) { <text:s text:c="3"/>// populate this component with data</text:p>
            <text:p text:style-name="P34"><text:s text:c="4"/>// }</text:p>
            <text:p text:style-name="P34"><text:s text:c="4"/>// async exportData() { <text:s text:c="6"/>// return data to be preserved/exported as a {}</text:p>
            <text:p text:style-name="P34"><text:s text:c="4"/>// }</text:p>
            <text:p text:style-name="P34">};</text:p>
            <text:p text:style-name="P38"><text:span text:style-name="T11">export { </text:span><text:span text:style-name="T12">My_Example</text:span><text:span text:style-name="T11"> as DCH }; <text:s text:c="5"/>// always export 'as DCH' so the module loader can find it!</text:span></text:p>
          </table:table-cell>
        </table:table-row>
      </table:table>
      <text:p text:style-name="P9"><text:span text:style-name="T15"/></text:p>
      <text:p text:style-name="P9"><text:span text:style-name="T26">Th</text:span><text:span text:style-name="T39">at’s</text:span><text:span text:style-name="T26"> all you need to get a plugin started!</text:span></text:p>
      <text:p text:style-name="P10">To test this out, <text:span text:style-name="T28">save the file and, </text:span>if you have the server already running, that’s okay, your plugin will be found right away! You will need to restart any browser clients, though, so they can get the updated list of plugins.</text:p>
      <text:p text:style-name="P10">Now <text:span text:style-name="T28">with a document selected in the left pane, <text:s/></text:span>Alt+Shift+Rightclick <text:span text:style-name="T28">in the right pane </text:span>and you will see “<text:span text:style-name="T27">Insert new Example Plugin” </text:span><text:span text:style-name="T28">in the menu.</text:span></text:p>
      <text:p text:style-name="P11">Select the new plugin and you’ll see a box appear with a dashed green border around it. <text:s text:c="2"/><text:span text:style-name="T32">It doesn’t </text:span><text:span text:style-name="T20">DO</text:span><text:span text:style-name="T32"> anything yet, but you can Alt+Shift and drag it around or resize it and do all the basic stuff to it you can to every other plugin.</text:span></text:p>
      <text:h text:style-name="Heading_20_3" text:outline-level="3"><text:soft-page-break/>Understanding the basics:</text:h>
      <text:p text:style-name="P12">Lets break this down and show you how what’s done so far works.</text:p>
      <text:p text:style-name="P12">First, the class, <text:s/>you can name it anything you like, as you see in the example. <text:s/>All that matters is that for the system to see it, is that you export it as “DCH” which you can see at the bottom.</text:p>
      <text:p text:style-name="P12">Then, this class must extend FG.DCH_BASE ... FG is a global ‘catch all’ variable used to pass data throughout the system, and one of the things passed is this baseclass you need to extend from.</text:p>
      <text:p text:style-name="P12">The DCH_BASE class has some properties on it that are already created for you. <text:s/>We’ll get into that in the next section.</text:p>
      <text:p text:style-name="P12">At the very least, you need to supply three things:</text:p>
      <text:p text:style-name="P13">static pluginName <text:s/>-- the name you want shown in the context menu preceeded by “Insert new “ <text:s/>(so for this example it’s set to “Example <text:span text:style-name="T40">P</text:span>lugin” which will appear in the menu as “Insert new Example <text:span text:style-name="T40">P</text:span>lugin”</text:p>
      <text:p text:style-name="P14">static menuTooltip -- a short blurb that explains a little more about this plugin, that appears when you hover the mouse over the “Insert new Example plugin” text for about <text:span text:style-name="T36">two</text:span> seconds.</text:p>
      <text:p text:style-name="P40"><text:span text:style-name="T13">async construct() <text:s text:c="2"/>--<text:tab/>The equivalent of a normal class constructor() but is called after all the basics of a </text:span><text:span text:style-name="T14">plugin have been created, such as the host &lt;div&gt; among other things.</text:span></text:p>
      <text:p text:style-name="P18">The rest are shown but are commented out as they’re not required, but <text:span text:style-name="T19">will</text:span> become important later on.</text:p>
      <text:p text:style-name="P18">You’ll note that all of these are async functions. <text:s/>That’s <text:span text:style-name="T19">very</text:span> important as they must complete their task before returning, and are always called with await </text:p>
      <text:p text:style-name="P20"><text:span text:style-name="T33">In construct() we see we use ‘this.host’ which has been supplied by the base class and is your ‘root dom’ pointer </text:span><text:span text:style-name="T35">(explained in the next step),</text:span><text:span text:style-name="T33"> and we use this to put a simple dashed green border around our plugin. <text:s text:c="2"/>(Without this, the plugin would exist but would be invisible, </text:span><text:span text:style-name="T34">but would still be seen when Alt+Shift hovers over it</text:span><text:span text:style-name="T33">!)</text:span></text:p>
      <text:p text:style-name="P15"><text:span text:style-name="T33"/></text:p>
      <text:p text:style-name="P35">So that is the absolute minimum required to create a plugin.</text:p>
      <text:h text:style-name="Heading_20_3" text:outline-level="3">Next steps, <text:s/>.css, .host, .tool<text:span text:style-name="T37">bar</text:span>, <text:s/>etc...</text:h>
      <text:p text:style-name="P35"/>
      <text:p text:style-name="P37">The base class supplies you with a few properties accessable via ‘this’, <text:s/><text:span text:style-name="T21">the</text:span><text:span text:style-name="T22">se </text:span><text:span text:style-name="T23">belong to the system and </text:span><text:span text:style-name="T22">must not be changed by your plugin!</text:span></text:p>
      <text:p text:style-name="P37"/>
      <text:p text:style-name="P16">this.srcUrl<text:tab/>the URL to your plugin’s subdirectory. <text:s/>Use this for loading your own fonts, icons, and anything else you need that you supplied within.</text:p>
      <text:p text:style-name="P17"/>
      <text:p text:style-name="P19">this.host<text:tab/>a &lt;div&gt; DOM element that <text:span text:style-name="T38">is the root of the shadow DOM your plugin exists within. Here is where you put all your html within. <text:s/>(except .css files, we’ll explain them below)</text:span></text:p>
      <text:p text:style-name="P17">this.toolbar<text:tab/><text:span text:style-name="T38">a 30px high 100% wide, &lt;div&gt; DOM element supplied as a place for you to build an control your own toolbar.</text:span></text:p>
      <text:p text:style-name="P36"/>
      <text:p text:style-name="P36"/>
      <text:p text:style-name="P36"/>
      <text:p text:style-name="P36"/>
      <text:p text:style-name="P1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398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3T17:46:42.519847133</dc:date>
    <meta:editing-duration>P1DT1H40M33S</meta:editing-duration>
    <meta:editing-cycles>79</meta:editing-cycles>
    <meta:document-statistic meta:table-count="1" meta:image-count="0" meta:object-count="0" meta:page-count="4" meta:paragraph-count="63" meta:word-count="1148" meta:character-count="6569" meta:non-whitespace-character-count="5401"/>
  </office:meta>
</office:document-meta>
</file>